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672000004FBF1FA0F581F4A50B7.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automatic-styles>
    <style:style style:name="Table1" style:family="table">
      <style:table-properties style:width="16.596cm" fo:margin-left="0cm" fo:break-before="auto" fo:break-after="auto" table:align="left" fo:keep-with-next="auto" style:may-break-between-rows="true" style:writing-mode="lr-tb" table:border-model="collapsing"/>
    </style:style>
    <style:style style:name="Table1.A" style:family="table-column">
      <style:table-column-properties style:column-width="12.797cm"/>
    </style:style>
    <style:style style:name="Table1.B" style:family="table-column">
      <style:table-column-properties style:column-width="3.799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2426e2" officeooo:paragraph-rsid="00ae907e" fo:background-color="#ffffff"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P7" style:family="paragraph" style:parent-style-name="Standard">
      <style:text-properties officeooo:rsid="00c3c3cc" officeooo:paragraph-rsid="00c3c3cc"/>
    </style:style>
    <style:style style:name="P8"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10"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1" style:family="paragraph" style:parent-style-name="Title">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7f584d" officeooo:paragraph-rsid="007f584d"/>
    </style:style>
    <style:style style:name="P14" style:family="paragraph" style:parent-style-name="Heading_20_1">
      <style:text-properties fo:language="en" fo:country="US" officeooo:rsid="007fe324" officeooo:paragraph-rsid="007fe324"/>
    </style:style>
    <style:style style:name="P15" style:family="paragraph" style:parent-style-name="Heading_20_1">
      <style:text-properties fo:language="en" fo:country="US" officeooo:rsid="0084db31" officeooo:paragraph-rsid="0084db31"/>
    </style:style>
    <style:style style:name="P16" style:family="paragraph" style:parent-style-name="Heading_20_1">
      <style:text-properties officeooo:paragraph-rsid="008d6157"/>
    </style:style>
    <style:style style:name="P17" style:family="paragraph" style:parent-style-name="Text_20_body">
      <style:text-properties fo:language="en" fo:country="US"/>
    </style:style>
    <style:style style:name="P18" style:family="paragraph" style:parent-style-name="Text_20_body">
      <style:text-properties fo:language="en" fo:country="US" officeooo:rsid="005cc1f3" officeooo:paragraph-rsid="005cc1f3"/>
    </style:style>
    <style:style style:name="P19" style:family="paragraph" style:parent-style-name="Text_20_body">
      <style:text-properties fo:language="en" fo:country="US" officeooo:rsid="005cc1f3" officeooo:paragraph-rsid="00ae907e"/>
    </style:style>
    <style:style style:name="P20" style:family="paragraph" style:parent-style-name="Text_20_body">
      <style:text-properties fo:language="en" fo:country="US" officeooo:rsid="0064b63a" officeooo:paragraph-rsid="0064b63a"/>
    </style:style>
    <style:style style:name="P21" style:family="paragraph" style:parent-style-name="Text_20_body">
      <style:text-properties fo:language="en" fo:country="US" officeooo:rsid="007f584d"/>
    </style:style>
    <style:style style:name="P22" style:family="paragraph" style:parent-style-name="Text_20_body">
      <style:text-properties fo:language="en" fo:country="US" officeooo:rsid="00a80cb2" officeooo:paragraph-rsid="00a80cb2"/>
    </style:style>
    <style:style style:name="P23" style:family="paragraph" style:parent-style-name="Text_20_body">
      <style:text-properties fo:language="en" fo:country="US" officeooo:rsid="006b7074" officeooo:paragraph-rsid="006b7074"/>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ae907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text-properties officeooo:paragraph-rsid="00a518b9"/>
    </style:style>
    <style:style style:name="P28" style:family="paragraph" style:parent-style-name="Heading_20_2">
      <style:text-properties fo:language="en" fo:country="US"/>
    </style:style>
    <style:style style:name="P29" style:family="paragraph" style:parent-style-name="Heading_20_2">
      <style:text-properties fo:language="en" fo:country="US" officeooo:paragraph-rsid="008371f5"/>
    </style:style>
    <style:style style:name="P30" style:family="paragraph" style:parent-style-name="Heading_20_1">
      <style:paragraph-properties fo:break-before="page"/>
      <style:text-properties fo:language="en" fo:country="US"/>
    </style:style>
    <style:style style:name="P31" style:family="paragraph" style:parent-style-name="Heading_20_1" style:master-page-name="First_20_Page">
      <style:paragraph-properties style:page-number="auto"/>
      <style:text-properties fo:language="en" fo:country="US"/>
    </style:style>
    <style:style style:name="P32" style:family="paragraph" style:parent-style-name="Text_20_body">
      <style:text-properties officeooo:rsid="00c18bee" officeooo:paragraph-rsid="00c18bee"/>
    </style:style>
    <style:style style:name="P33" style:family="paragraph" style:parent-style-name="Text_20_body" style:list-style-name="L1">
      <style:text-properties officeooo:rsid="00c18bee" officeooo:paragraph-rsid="00c18bee"/>
    </style:style>
    <style:style style:name="P34" style:family="paragraph" style:parent-style-name="Text_20_body" style:list-style-name="L1">
      <style:text-properties officeooo:rsid="00c21096" officeooo:paragraph-rsid="00c21096"/>
    </style:style>
    <style:style style:name="P35" style:family="paragraph" style:parent-style-name="Text_20_body" style:list-style-name="L1">
      <style:text-properties officeooo:rsid="00c3c06a" officeooo:paragraph-rsid="00c3c06a"/>
    </style:style>
    <style:style style:name="P36" style:family="paragraph" style:parent-style-name="Text_20_body">
      <style:text-properties fo:language="en" fo:country="US" officeooo:rsid="00c954ea" officeooo:paragraph-rsid="00c954ea"/>
    </style:style>
    <style:style style:name="P37" style:family="paragraph" style:parent-style-name="Text_20_body">
      <style:text-properties fo:language="en" fo:country="US" officeooo:rsid="00cb4487" officeooo:paragraph-rsid="00cb4487"/>
    </style:style>
    <style:style style:name="P38" style:family="paragraph" style:parent-style-name="Text_20_body" style:list-style-name="L3">
      <style:text-properties fo:language="en" fo:country="US" officeooo:rsid="00cb4487" officeooo:paragraph-rsid="00cb4487"/>
    </style:style>
    <style:style style:name="P39" style:family="paragraph" style:parent-style-name="Text_20_body" style:list-style-name="L3">
      <style:text-properties fo:language="en" fo:country="US" officeooo:rsid="00cca6d9" officeooo:paragraph-rsid="00cca6d9"/>
    </style:style>
    <style:style style:name="P40" style:family="paragraph" style:parent-style-name="Text_20_body">
      <style:text-properties fo:language="en" fo:country="US" officeooo:rsid="00cca6d9" officeooo:paragraph-rsid="00cca6d9"/>
    </style:style>
    <style:style style:name="P41" style:family="paragraph" style:parent-style-name="Text_20_body">
      <style:text-properties fo:language="en" fo:country="US" officeooo:rsid="00be1353" officeooo:paragraph-rsid="00be1353"/>
    </style:style>
    <style:style style:name="P42" style:family="paragraph" style:parent-style-name="Text_20_body">
      <style:text-properties fo:language="en" fo:country="US" officeooo:rsid="00d084fd" officeooo:paragraph-rsid="00d084fd"/>
    </style:style>
    <style:style style:name="P43" style:family="paragraph" style:parent-style-name="Text_20_body">
      <style:text-properties style:use-window-font-color="true" style:font-name="Ubuntu" fo:font-size="11pt" fo:language="en" fo:country="US" officeooo:rsid="0088169a" officeooo:paragraph-rsid="00cde4b0" style:letter-kerning="true" style:font-name-asian="Times New Roman" style:font-size-asian="11pt" style:language-asian="zxx" style:country-asian="none" style:font-name-complex="Times New Roman" style:font-size-complex="11pt" style:language-complex="ar" style:country-complex="SA"/>
    </style:style>
    <style:style style:name="P44" style:family="paragraph" style:parent-style-name="Text_20_body">
      <style:text-properties style:use-window-font-color="true" style:font-name="Ubuntu" fo:font-size="11pt" fo:language="en" fo:country="US" officeooo:rsid="00cde4b0" officeooo:paragraph-rsid="00cde4b0" style:letter-kerning="true" style:font-name-asian="Times New Roman" style:font-size-asian="11pt" style:language-asian="zxx" style:country-asian="none" style:font-name-complex="Times New Roman" style:font-size-complex="11pt" style:language-complex="ar" style:country-complex="SA"/>
    </style:style>
    <style:style style:name="P45" style:family="paragraph" style:parent-style-name="Text_20_body" style:list-style-name="L4">
      <style:text-properties officeooo:paragraph-rsid="00cea5ab"/>
    </style:style>
    <style:style style:name="P46" style:family="paragraph" style:parent-style-name="Text_20_body" style:list-style-name="L4">
      <style:text-properties officeooo:rsid="00cea5ab" officeooo:paragraph-rsid="00cea5ab"/>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1"/>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d6157"/>
    </style:style>
    <style:style style:name="T7" style:family="text">
      <style:text-properties fo:language="en" fo:country="US" officeooo:rsid="00cea5ab"/>
    </style:style>
    <style:style style:name="T8" style:family="text">
      <style:text-properties officeooo:rsid="008371f5"/>
    </style:style>
    <style:style style:name="T9" style:family="text">
      <style:text-properties fo:color="#000000" style:text-outline="false" style:text-line-through-style="none" style:text-line-through-type="none" style:font-name="FreeSans" fo:font-size="11pt" fo:font-style="normal" fo:text-shadow="none" style:text-underline-style="none" fo:font-weight="normal" officeooo:rsid="002426e2" fo:background-color="#ffffff" loext:char-shading-value="0" style:font-name-asian="FreeSans2" style:font-size-asian="11pt" style:font-style-asian="normal" style:font-weight-asian="normal" style:font-name-complex="FreeSans2" style:font-size-complex="11pt" style:font-style-complex="normal" style:font-weight-complex="normal" style:text-overline-style="none" style:text-overline-color="font-color"/>
    </style:style>
    <style:style style:name="T10" style:family="text">
      <style:text-properties style:font-name="FreeSans" officeooo:rsid="002426e2" fo:background-color="#ffffff" loext:char-shading-value="0" style:font-name-asian="FreeSans2" style:font-name-complex="FreeSans2"/>
    </style:style>
    <style:style style:name="T11" style:family="text">
      <style:text-properties officeooo:rsid="00c18bee"/>
    </style:style>
    <style:style style:name="T12" style:family="text">
      <style:text-properties officeooo:rsid="00c7ae80"/>
    </style:style>
    <style:style style:name="T13" style:family="text">
      <style:text-properties officeooo:rsid="00cb4487"/>
    </style:style>
    <style:style style:name="T14" style:family="text">
      <style:text-properties officeooo:rsid="00cde4b0"/>
    </style:style>
    <style:style style:name="T15" style:family="text">
      <style:text-properties officeooo:rsid="00cea5ab"/>
    </style:style>
    <style:style style:name="T16" style:family="text">
      <style:text-properties officeooo:rsid="00d0c330"/>
    </style:style>
    <style:style style:name="T17" style:family="text">
      <style:text-properties fo:font-variant="normal" fo:text-transform="none" style:use-window-font-color="true" style:text-outline="false" style:text-line-through-style="none" style:text-line-through-type="none" style:text-position="0% 100%" style:font-name="FreeSans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roject name <office:annotation><dc:creator>Unknown Author</dc:creator><dc:date>2015-04-01T13:40:11</dc:date><text:p text:style-name="P47"><text:span text:style-name="T17">Unique identifier name, specific to this pitch</text:span></text:p></office:annotation></text:p>
      <text:p text:style-name="P23">Glia Gaza Office</text:p>
      <text:p text:style-name="P12">Fellow<text:span text:style-name="T4">(s)</text:span></text:p>
      <text:p text:style-name="P17">Tarek Loubani</text:p>
      <text:p text:style-name="P13">Date</text:p>
      <text:p text:style-name="P21">August 28, 2019</text:p>
      <text:p text:style-name="P14">Project description</text:p>
      <text:p text:style-name="Text_20_body">To establish a Gaza office that can follow and implement the research work of Glia in Gaza hospitals.</text:p>
      <text:p text:style-name="Heading_20_1">General report-back</text:p>
      <text:p text:style-name="P32">The Gaza office of Glia was set up to ensure that knowledge and research developed in the Canadian office would be translated to the field. As well as serving as an acid test of some of the ideas of manufacturing in a third world setting, the Gaza office was ultimately able to create its own research projects, culminating in the creation of the tourniquet and desktop injection molding.</text:p>
      <text:p text:style-name="P16">Deliverables achieved</text:p>
      <text:p text:style-name="P27">The following deliverables <text:span text:style-name="T11">were</text:span> achieved:</text:p>
      <text:list xml:id="list1320087466" text:style-name="L1">
        <text:list-item>
          <text:p text:style-name="P33">Setup of a remote office for the Glia project in Gaza</text:p>
        </text:list-item>
        <text:list-item>
          <text:p text:style-name="P34">Setup of solar power for the office</text:p>
        </text:list-item>
        <text:list-item>
          <text:p text:style-name="P34">Hiring of office manager and two engineers</text:p>
        </text:list-item>
        <text:list-item>
          <text:p text:style-name="P34">Implementation of stethoscope project</text:p>
        </text:list-item>
        <text:list-item>
          <text:p text:style-name="P35"><text:soft-page-break/>Implementation of tourniquet project</text:p>
        </text:list-item>
        <text:list-item>
          <text:p text:style-name="P35">Desktop injection molding</text:p>
        </text:list-item>
        <text:list-item>
          <text:p text:style-name="P35">Creation of 3D printing culture in Gaza</text:p>
        </text:list-item>
      </text:list>
      <text:p text:style-name="Heading_20_1">Deliverables not achieved</text:p>
      <text:p text:style-name="P7">We have not yet achieved full sustainability of the office in financial terms.</text:p>
      <text:p text:style-name="Heading_20_1"><text:span text:style-name="T5">Measures of succes</text:span><text:span text:style-name="T6">s</text:span></text:p>
      <text:p text:style-name="P28"><text:span text:style-name="T8">Did you see ch</text:span>anges in behaviour <text:span text:style-name="T8">that you </text:span>expect<text:span text:style-name="T8">ed</text:span> to see?</text:p>
      <text:p text:style-name="P36">We saw several changes in behaviour that we expected. The culture in Gaza <text:span text:style-name="T13">was on a precipice in which it could have fallen in the direction of highly proprietary device design. Patents and intellectual property arguments seemed to trend toward a selfish approach to devices, sometimes with the delusions that this type of model resulted in better engineering and distribution for common people in Gaza and elsewhere.</text:span></text:p>
      <text:p text:style-name="P37">The Glia project managed to reset the expectation by proving that even in a devolved society with maximum pressure, a Free/Open approach was not just workable, but could create devices and technology that had not yet been created using other approaches.</text:p>
      <text:p text:style-name="P37">Glia approached the problem from a multi-dimensional perspective in which the local economy would benefit, local creators, patients, and the general public. The expected and unexpected consequences have been:</text:p>
      <text:list xml:id="list514806434" text:style-name="L3">
        <text:list-item>
          <text:p text:style-name="P38">A wide knowledge of 3D printing within the engineering community in Gaza</text:p>
        </text:list-item>
        <text:list-item>
          <text:p text:style-name="P38">World-class expertise in 3D printing, plastic recycling, and alternative energy to power the latter two</text:p>
        </text:list-item>
        <text:list-item>
          <text:p text:style-name="P38">Introduction of 3D printing into the public high school curriculum</text:p>
        </text:list-item>
        <text:list-item>
          <text:p text:style-name="P39">A layperson understanding that 3D printing is a limited solution to blockade-related issues</text:p>
        </text:list-item>
      </text:list>
      <text:p text:style-name="P28"><text:span text:style-name="T8">Did you see changes in behaviour that you would have liked to see</text:span>?</text:p>
      <text:p text:style-name="P22">NA</text:p>
      <text:p text:style-name="P29"><text:span text:style-name="T8">Did you see changes in behaviour that you would have loved to see</text:span>?</text:p>
      <text:p text:style-name="P40"><text:soft-page-break/>We did not expect the school curriculum to adapt so quickly to the presence of 3D printers in Gaza. As well, the project's near-total integration into the Palestinian engineering community was a pleasant and welcome surprise that we did not expect so quickly, if ever.</text:p>
      <text:p text:style-name="P15">Budget</text:p>
      <table:table table:name="Table1" table:style-name="Table1" table:template-name="Tarek table">
        <table:table-column table:style-name="Table1.A"/>
        <table:table-column table:style-name="Table1.B"/>
        <table:table-row table:style-name="Table1.1">
          <table:table-cell table:style-name="Table1.A1" office:value-type="string">
            <text:p text:style-name="P24"/>
          </table:table-cell>
          <table:table-cell table:style-name="Table1.A1" office:value-type="string">
            <text:p text:style-name="P26">USD$</text:p>
          </table:table-cell>
        </table:table-row>
        <table:table-row>
          <table:table-cell table:style-name="Table1.A2" office:value-type="string">
            <text:p text:style-name="P24">Approved <text:s/>budget</text:p>
          </table:table-cell>
          <table:table-cell table:style-name="Table1.A2" office:value-type="string">
            <text:p text:style-name="P24">42,585</text:p>
          </table:table-cell>
        </table:table-row>
        <table:table-row>
          <table:table-cell table:style-name="Table1.A3" office:value-type="string">
            <text:p text:style-name="P24">Actual spend</text:p>
          </table:table-cell>
          <table:table-cell table:style-name="Table1.A3" office:value-type="string">
            <text:p text:style-name="P6">45,530</text:p>
          </table:table-cell>
        </table:table-row>
        <table:table-row>
          <table:table-cell table:style-name="Table1.A4" office:value-type="string">
            <text:p text:style-name="P26">Difference</text:p>
          </table:table-cell>
          <table:table-cell table:style-name="Table1.A4" office:value-type="string">
            <text:p text:style-name="P25">-<text:span text:style-name="T10">2,945</text:span></text:p>
          </table:table-cell>
        </table:table-row>
      </table:table>
      <text:p text:style-name="P18"/>
      <text:p text:style-name="P19">Comparison and feedback: Overspend by $<text:span text:style-name="T9">2,210.62</text:span> was due to forex difference.</text:p>
      <text:p text:style-name="P30">Intellectual property outputs</text:p>
      <text:p text:style-name="P43">T<text:span text:style-name="T14">he Glia Gaza office contributed to the Stethoscope design, introducing an easier way to integrate earbuds. As well, parts were created in OpenSCAD and released as open source to facilitate reproduction and modification by others.</text:span></text:p>
      <text:p text:style-name="P44">The Glia Gaza team also created from scratch the 3D printed tourniquet, and released designs for a locally-made and easy to manufacture filament extruder that can generate several kilograms of filament per day, several multiples more than other open source designs at the time.</text:p>
      <text:p text:style-name="P12">Learnings<office:annotation><dc:creator>Unknown Author</dc:creator><dc:date>2015-03-11T13:57:09</dc:date><text:p><text:span text:style-name="T17">What should you look out for?</text:span></text:p><text:p><text:span text:style-name="T17">What risks do you face in project implementation?</text:span></text:p><text:p><text:span text:style-name="T17">Risks for uptake?</text:span></text:p><text:p><text:span text:style-name="T17">Risks for exit/sustainability/viability?</text:span></text:p></office:annotation></text:p>
      <text:p text:style-name="P42">There were many learnings of both the team and the Fellow related to the Gaza office. The office had a typical startup trajectory, beginning with highly dedicated but disorganized individuals whose creative energy and knowledge was needed to bridge the first steps of the project.</text:p>
      <text:p text:style-name="P42">Thereafter, the project had to transition into a small business, which forced some difficult decisions such as the firing of a disruptive team member.</text:p>
      <text:p text:style-name="P42">At this stage, the Glia office is transitioning to a medium-sized business, with clearly defined roles and functions and a “best person for the job” approach rather than a “whoever is nearest” approach.</text:p>
      <text:p text:style-name="P42">It is not obvious that the Glia Gaza office will succeed, but I believe that we have created the best conditions for that to happen at this time. <text:span text:style-name="T16">The main future challenges will be balancing creative and engineering attention with business attention that generates funds to keep the office running.</text:span></text:p>
      <text:p text:style-name="Heading_20_1">Exit/Sustainability/Viability</text:p>
      <text:p text:style-name="P41">With revenue generation developing, this project will end with no dependence on the Shuttleworth Foundation for <text:span text:style-name="T12">the Gaza office</text:span>. <text:span text:style-name="T15">The products are:</text:span></text:p>
      <text:list xml:id="list2020490724" text:style-name="L4">
        <text:list-item>
          <text:p text:style-name="P45"><text:span text:style-name="T7">Medical device consulting</text:span></text:p>
        </text:list-item>
        <text:list-item>
          <text:p text:style-name="P46"><text:span text:style-name="T5">3D printing and engineering consulting</text:span></text:p>
        </text:list-item>
        <text:list-item>
          <text:p text:style-name="P46"><text:span text:style-name="T5">Medical device sales</text:span></text:p>
        </text:list-item>
        <text:list-item>
          <text:p text:style-name="P46"><text:span text:style-name="T5">Medical device supports (such as creating spare part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FreeSans" svg:font-family="Free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Nimbus Roman No9 L1" svg:font-family="'Nimbus Roman No9 L'" style:font-family-generic="swiss" style:font-pitch="variable"/>
    <style:font-face style:name="FreeSans2"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1"/>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2"><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3"><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MOU Template</dc:title>
    <meta:creation-date>2017-03-06T00:09:30.991933919</meta:creation-date>
    <dc:language>en-ZA</dc:language>
    <meta:editing-cycles>91</meta:editing-cycles>
    <meta:editing-duration>P1DT14H8M39S</meta:editing-duration>
    <meta:initial-creator>Tarek Loubani</meta:initial-creator>
    <dc:date>2019-10-22T15:47:20.662760774</dc:date>
    <dc:creator>Tarek Loubani</dc:creator>
    <meta:document-statistic meta:table-count="1" meta:image-count="3" meta:object-count="0" meta:page-count="4" meta:paragraph-count="61" meta:word-count="763" meta:character-count="4699" meta:non-whitespace-character-count="4010"/>
    <meta:user-defined meta:name="Info 1"/>
    <meta:user-defined meta:name="Info 2"/>
    <meta:user-defined meta:name="Info 3"/>
    <meta:user-defined meta:name="Info 4"/>
  </office:meta>
</office:document-meta>
</file>